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9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3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3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3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3.437cm" svg:y="31.6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6.937cm" svg:y="31.6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3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3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3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8.039cm" svg:y="29.21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8.039cm" svg:y="30.01cm">
          <draw:text-box>
            <text:p><text:span text:style-name="T1">323 long-shot(s)</text:span></text:p>
          </draw:text-box>
        </draw:frame>
        <draw:frame draw:style-name="gr1" draw:text-style-name="P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8.039cm" svg:y="30.81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61.722cm" svg:y="29.2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61.721cm" svg:y="30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61.72cm" svg:y="30.8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61.719cm" svg:y="31.6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66.54cm" svg:y="29.2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4-30T07:14:54</dc:date>
    <dc:creator>Tyler Hayes</dc:creator>
    <meta:editing-duration>PT9H38M14S</meta:editing-duration>
    <meta:editing-cycles>131</meta:editing-cycles>
    <meta:generator>LibreOffice/3.5$Linux_X86_64 LibreOffice_project/350m1$Build-2</meta:generator>
    <meta:document-statistic meta:object-count="524"/>
  </office:meta>
</office:document-meta>
</file>